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2.551cm" svg:x="17.898cm" svg:y="1.607cm">
            <draw:object draw:notify-on-update-of-ranges="Sheet1.B5:Sheet1.B12 Sheet1.C4:Sheet1.C4 Sheet1.C5:Sheet1.C12 Sheet1.D4:Sheet1.D4 Sheet1.D5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41cm" svg:height="10.147cm" svg:x="17.955cm" svg:y="14.663cm">
            <draw:object draw:notify-on-update-of-ranges="Sheet1.B35:Sheet1.B35 Sheet1.B36:Sheet1.B39 Sheet1.C35:Sheet1.C35 Sheet1.C36:Sheet1.C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ime</text:p>
          </table:table-cell>
          <table:table-cell office:value-type="string" calcext:value-type="string">
            <text:p>read time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NAIF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LESS COPI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PINNED ME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INT GMEM 2/3 OP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PU INT GMEM 3/3 OPT</text:p>
          </table:table-cell>
          <table:table-cell office:value-type="float" office:value="11.5" calcext:value-type="float">
            <text:p>11,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GPU INT4 GMEM</text:p>
          </table:table-cell>
          <table:table-cell office:value-type="float" office:value="4.7" calcext:value-type="float">
            <text:p>4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GPU LONG4 GMEM</text:p>
          </table:table-cell>
          <table:table-cell office:value-type="float" office:value="4.2" calcext:value-type="float">
            <text:p>4,2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rage time (n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1</text:p>
          </table:table-cell>
          <table:table-cell office:value-type="float" office:value="2981" calcext:value-type="float">
            <text:p>29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2</text:p>
          </table:table-cell>
          <table:table-cell office:value-type="float" office:value="3778" calcext:value-type="float">
            <text:p>37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3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Const Memory</text:p>
          </table:table-cell>
          <table:table-cell office:value-type="float" office:value="1864" calcext:value-type="float">
            <text:p>18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8:22:54.592917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5:31:12.827629829</meta:creation-date>
    <meta:editing-duration>PT2H7M52S</meta:editing-duration>
    <meta:editing-cycles>10</meta:editing-cycles>
    <meta:generator>LibreOffice/7.1.7.2$Linux_X86_64 LibreOffice_project/10$Build-2</meta:generator>
    <dc:date>2021-12-29T19:51:40.810571092</dc:date>
    <meta:document-statistic meta:table-count="1" meta:cell-count="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2.552cm" xlink:href=".." xlink:type="simple" chart:class="chart:bar" chart:style-name="ch1">
        <chart:title svg:x="4.887cm" svg:y="0.387cm" chart:style-name="ch2">
          <text:p>Pixel Difference Performances</text:p>
        </chart:title>
        <chart:subtitle svg:x="3.921cm" svg:y="1.417cm" chart:style-name="ch3">
          <text:p>Comparison between different implementations</text:p>
        </chart:subtitle>
        <chart:legend chart:legend-position="end" svg:x="13.816cm" svg:y="5.728cm" style:legend-expansion="high" chart:style-name="ch4"/>
        <chart:plot-area chart:style-name="ch5" table:cell-range-address="Sheet1.B4:Sheet1.D12" chart:data-source-has-labels="both" svg:x="1.331cm" svg:y="2.351cm" svg:width="12.165cm" svg:height="8.969cm">
          <chart:coordinate-region svg:x="2.138cm" svg:y="2.351cm" svg:width="11.358cm" svg:height="5.414cm"/>
          <chart:axis chart:dimension="x" chart:name="primary-x" chart:style-name="ch6" chartooo:axis-type="auto">
            <chartooo:date-scale/>
            <chart:title svg:x="5.596cm" svg:y="11.571cm" chart:style-name="ch7">
              <text:p>Type of Implementations</text:p>
            </chart:title>
            <chart:categories table:cell-range-address="Sheet1.B5:Sheet1.B12"/>
          </chart:axis>
          <chart:axis chart:dimension="y" chart:name="primary-y" chart:style-name="ch8">
            <chart:title svg:x="0.451cm" svg:y="7.924cm" chart:style-name="ch9">
              <text:p>for + read time</text:p>
            </chart:title>
            <chart:grid chart:style-name="ch10" chart:class="major"/>
          </chart:axis>
          <chart:series chart:style-name="ch11" chart:values-cell-range-address="Sheet1.C5:Sheet1.C12" chart:label-cell-address="Sheet1.C4:Sheet1.C4" chart:class="chart:bar">
            <chart:data-point chart:repeated="8"/>
          </chart:series>
          <chart:series chart:style-name="ch12" chart:values-cell-range-address="Sheet1.D5:Sheet1.D12" chart:label-cell-address="Sheet1.D4:Sheet1.D4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time</text:p>
                <draw:g>
                  <svg:desc>Sheet1.C4:Sheet1.C4</svg:desc>
                </draw:g>
              </table:table-cell>
              <table:table-cell office:value-type="string">
                <text:p>read 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B5:Sheet1.B12</svg:desc>
                </draw:g>
              </table:table-cell>
              <table:table-cell office:value-type="float" office:value="140">
                <text:p>140</text:p>
                <draw:g>
                  <svg:desc>Sheet1.C5:Sheet1.C12</svg:desc>
                </draw:g>
              </table:table-cell>
              <table:table-cell office:value-type="float" office:value="0">
                <text:p>0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GPU NAIF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LESS COPIES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PINNED MEM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INT GMEM 2/3 OP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PU INT GMEM 3/3 OPT</text:p>
              </table:table-cell>
              <table:table-cell office:value-type="float" office:value="11.5">
                <text:p>1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PU INT4 GMEM</text:p>
              </table:table-cell>
              <table:table-cell office:value-type="float" office:value="4.7">
                <text:p>4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PU LONG4 GMEM</text:p>
              </table:table-cell>
              <table:table-cell office:value-type="float" office:value="4.2">
                <text:p>4.2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42cm" svg:height="10.148cm" xlink:href=".." xlink:type="simple" chart:class="chart:bar" chart:style-name="ch1">
        <chart:title svg:x="5.149cm" svg:y="0.338cm" chart:style-name="ch2">
          <text:p>Text Overlay Performances</text:p>
        </chart:title>
        <chart:subtitle svg:x="3.892cm" svg:y="1.319cm" chart:style-name="ch3">
          <text:p>Comparison between different implementations</text:p>
        </chart:subtitle>
        <chart:legend chart:legend-position="end" svg:x="12.515cm" svg:y="4.775cm" style:legend-expansion="high" chart:style-name="ch4"/>
        <chart:plot-area chart:style-name="ch5" table:cell-range-address="Sheet1.B35:Sheet1.C39" chart:data-source-has-labels="both" svg:x="1.329cm" svg:y="2.204cm" svg:width="10.868cm" svg:height="6.761cm">
          <chart:coordinate-region svg:x="2.321cm" svg:y="2.403cm" svg:width="9.561cm" svg:height="5.915cm"/>
          <chart:axis chart:dimension="x" chart:name="primary-x" chart:style-name="ch6" chartooo:axis-type="auto">
            <chartooo:date-scale/>
            <chart:title svg:x="5.026cm" svg:y="9.167cm" chart:style-name="ch7">
              <text:p>Type of Implementation</text:p>
            </chart:title>
            <chart:categories table:cell-range-address="Sheet1.B36:Sheet1.B39"/>
          </chart:axis>
          <chart:axis chart:dimension="y" chart:name="primary-y" chart:style-name="ch8">
            <chart:title svg:x="0.451cm" svg:y="6.898cm" chart:style-name="ch9">
              <text:p>average time (ns)</text:p>
            </chart:title>
            <chart:grid chart:style-name="ch10" chart:class="major"/>
          </chart:axis>
          <chart:series chart:style-name="ch11" chart:values-cell-range-address="Sheet1.C36:Sheet1.C39" chart:label-cell-address="Sheet1.C35:Sheet1.C3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(ns)</text:p>
                <draw:g>
                  <svg:desc>Sheet1.C35:Sheet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U V1</text:p>
                <draw:g>
                  <svg:desc>Sheet1.B36:Sheet1.B39</svg:desc>
                </draw:g>
              </table:table-cell>
              <table:table-cell office:value-type="float" office:value="2981">
                <text:p>2981</text:p>
                <draw:g>
                  <svg:desc>Sheet1.C36:Sheet1.C39</svg:desc>
                </draw:g>
              </table:table-cell>
            </table:table-row>
            <table:table-row>
              <table:table-cell office:value-type="string">
                <text:p>GPU V2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GPU V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GPU Const Memory</text:p>
              </table:table-cell>
              <table:table-cell office:value-type="float" office:value="1864">
                <text:p>1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